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gration with the Link System</text:h>
      <text:p text:style-name="Text_20_body">The Link system provides a number of important benefits and features to HTML5 apps built with the Link SDK and delivered via the Link system. These benefits include:</text:p>
      <text:list xml:id="list1311566856" text:style-name="L1">
        <text:list-item>
          <text:p text:style-name="P1">Performance acceleration of HTTPS traffic to and from the Link Container</text:p>
        </text:list-item>
        <text:list-item>
          <text:p text:style-name="P1">Authentication, authorization, and encryption to protect apps and data</text:p>
        </text:list-item>
        <text:list-item>
          <text:p text:style-name="P1">Data retention policies specified in the Link Controller and applied transparently to all apps running in the Link Container</text:p>
        </text:list-item>
        <text:list-item>
          <text:p text:style-name="P1">The Link web services for accessing SharePoint, email, and Windows file shares </text:p>
        </text:list-item>
      </text:list>
      <text:h text:style-name="Heading_20_2" text:outline-level="2">Performance Acceleration</text:h>
      <text:p text:style-name="Text_20_body"/>
      <text:h text:style-name="Heading_20_2" text:outline-level="2">Security</text:h>
      <text:p text:style-name="Text_20_body"/>
      <text:h text:style-name="Heading_20_2" text:outline-level="2">Policy and Data Retention</text:h>
      <text:p text:style-name="Text_20_body"/>
      <text:h text:style-name="Heading_20_2" text:outline-level="2">Link Web Services</text:h>
      <text:p text:style-name="Text_20_body"/>
      <text:h text:style-name="Heading_20_2" text:outline-level="2">Summar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Hallem</meta:initial-creator>
    <meta:creation-date>2013-05-30T00:05:11</meta:creation-date>
    <meta:generator>LibreOffice/3.5$Linux_X86_64 LibreOffice_project/350m1$Build-2</meta:generator>
    <dc:date>2013-05-30T01:34:45</dc:date>
    <dc:creator>Seth Hallem</dc:creator>
    <meta:editing-duration>PT1H28M25S</meta:editing-duration>
    <meta:editing-cycles>11</meta:editing-cycles>
    <meta:document-statistic meta:table-count="0" meta:image-count="0" meta:object-count="0" meta:page-count="1" meta:paragraph-count="11" meta:word-count="99" meta:character-count="627" meta:non-whitespace-character-count="542"/>
  </office:meta>
</office:document-meta>
</file>